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1" style:family="table-row">
      <style:table-row-properties style:min-row-height="0.725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size="26pt" officeooo:rsid="0018fcc9" officeooo:paragraph-rsid="0018fcc9" style:font-size-asian="22.75pt" style:font-size-complex="26pt"/>
    </style:style>
    <style:style style:name="P2" style:family="paragraph" style:parent-style-name="Standard">
      <style:text-properties fo:font-size="15pt" officeooo:rsid="0018fcc9" officeooo:paragraph-rsid="0018fcc9" style:font-size-asian="13.1000003814697pt" style:font-size-complex="15pt"/>
    </style:style>
    <style:style style:name="P3" style:family="paragraph" style:parent-style-name="Table_20_Contents">
      <style:text-properties fo:font-size="15pt" style:font-size-asian="13.1000003814697pt" style:font-size-complex="15pt"/>
    </style:style>
    <style:style style:name="P4" style:family="paragraph" style:parent-style-name="Table_20_Contents">
      <style:text-properties fo:font-size="15pt" officeooo:rsid="0018fcc9" officeooo:paragraph-rsid="0018fcc9" style:font-size-asian="13.1000003814697pt" style:font-size-complex="15pt"/>
    </style:style>
    <style:style style:name="T1" style:family="text">
      <style:text-properties officeooo:rsid="0018fcc9"/>
    </style:style>
    <style:style style:name="T2" style:family="text">
      <style:text-properties fo:font-size="15pt" officeooo:rsid="0018fcc9" style:font-size-asian="13.1000003814697pt" style:font-size-complex="15pt"/>
    </style:style>
    <style:style style:name="T3" style:family="text">
      <style:text-properties fo:font-size="17pt" officeooo:rsid="0018fcc9"/>
    </style:style>
    <style:style style:name="T4" style:family="text">
      <style:text-properties fo:font-size="19pt" officeooo:rsid="0018fcc9"/>
    </style:style>
    <style:style style:name="T5" style:family="text">
      <style:text-properties fo:font-size="21pt" officeooo:rsid="0018fcc9"/>
    </style:style>
    <style:style style:name="T6" style:family="text">
      <style:text-properties fo:font-size="23pt" officeooo:rsid="0018fcc9"/>
    </style:style>
    <style:style style:name="T7" style:family="text">
      <style:text-properties fo:font-size="25pt" officeooo:rsid="0018fcc9"/>
    </style:style>
    <style:style style:name="T8" style:family="text">
      <style:text-properties fo:font-size="27pt" officeooo:rsid="0018fcc9"/>
    </style:style>
    <style:style style:name="T9" style:family="text">
      <style:text-properties fo:font-size="29pt" officeooo:rsid="0018fcc9"/>
    </style:style>
    <style:style style:name="T10" style:family="text">
      <style:text-properties fo:font-size="31pt" officeooo:rsid="0018fcc9"/>
    </style:style>
    <style:style style:name="T11" style:family="text">
      <style:text-properties fo:font-size="33pt" officeooo:rsid="0018fc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Injection prevention methods </text:p>
      <text:p text:style-name="P1"/>
      <text:p text:style-name="P2">* Application is taken build by us.</text:p>
      <text:p text:style-name="P2">* link: localhost:3000/login?username=anudeep&amp;password=anu</text:p>
      <text:p text:style-name="P2"/>
      <text:p text:style-name="P2">* Testing it’s <text:s/>security</text:p>
      <text:p text:style-name="Standard"><text:span text:style-name="T2">* sqlmap--</text:span></text:p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4"><text:s text:c="5"/>Command</text:p>
          </table:table-cell>
          <table:table-cell table:style-name="Table1.A1" office:value-type="string">
            <text:p text:style-name="P3"><text:s text:c="11"/><text:span text:style-name="T6">Result</text:span></text:p>
          </table:table-cell>
          <table:table-cell table:style-name="Table1.C1" office:value-type="string">
            <text:p text:style-name="P3"><text:s text:c="5"/><text:span text:style-name="T1">Remarks </text:span>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3T17:35:34.240885612</meta:creation-date>
    <dc:date>2024-10-23T22:00:24.152869906</dc:date>
    <meta:editing-duration>PT3H43M50S</meta:editing-duration>
    <meta:editing-cycles>1</meta:editing-cycles>
    <meta:document-statistic meta:table-count="1" meta:image-count="0" meta:object-count="0" meta:page-count="1" meta:paragraph-count="8" meta:word-count="23" meta:character-count="202" meta:non-whitespace-character-count="163"/>
    <meta:generator>LibreOffice/24.2.6.2$Linux_X86_64 LibreOffice_project/8e9a753d9daaea75c34b417ba1bdf556bf2fc5b3</meta:generator>
  </office:meta>
</office:document-meta>
</file>